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left="0.044cm" fo:margin-right="-0.882cm" fo:text-indent="0cm" style:auto-text-indent="false" style:page-number="auto" text:number-lines="false" text:line-number="0">
        <style:tab-stops>
          <style:tab-stop style:position="8.5cm" style:type="center"/>
          <style:tab-stop style:position="18.918cm" style:type="right"/>
        </style:tab-stops>
      </style:paragraph-properties>
      <style:text-properties style:font-name="Arial" fo:font-size="14pt" officeooo:rsid="001c9a0a" officeooo:paragraph-rsid="0009fb40" style:font-size-asian="14pt" style:font-size-complex="14pt"/>
    </style:style>
    <style:style style:name="P2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/>
    </style:style>
    <style:style style:name="P3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paragraph-rsid="0009fb40"/>
    </style:style>
    <style:style style:name="P4" style:family="paragraph" style:parent-style-name="Standard">
      <style:paragraph-properties fo:margin-top="0cm" fo:margin-bottom="0.4cm" style:contextual-spacing="false" fo:line-height="150%">
        <style:tab-stops>
          <style:tab-stop style:position="0.397cm"/>
          <style:tab-stop style:position="1.676cm"/>
        </style:tab-stops>
      </style:paragraph-properties>
      <style:text-properties style:font-name="Arial"/>
    </style:style>
    <style:style style:name="P5" style:family="paragraph" style:parent-style-name="Standard">
      <style:paragraph-properties fo:margin-top="0cm" fo:margin-bottom="0.4cm" style:contextual-spacing="false" fo:line-height="150%">
        <style:tab-stops>
          <style:tab-stop style:position="0.397cm"/>
          <style:tab-stop style:position="1.676cm"/>
        </style:tab-stops>
      </style:paragraph-properties>
      <style:text-properties style:font-name="Arial" officeooo:paragraph-rsid="0009fb40"/>
    </style:style>
    <style:style style:name="P6" style:family="paragraph" style:parent-style-name="Standard">
      <style:paragraph-properties fo:margin-top="0cm" fo:margin-bottom="0.4cm" style:contextual-spacing="false" fo:line-height="150%">
        <style:tab-stops>
          <style:tab-stop style:position="0.397cm"/>
          <style:tab-stop style:position="1.676cm"/>
        </style:tab-stops>
      </style:paragraph-properties>
      <style:text-properties style:font-name="Arial"/>
    </style:style>
    <style:style style:name="T1" style:family="text">
      <style:text-properties officeooo:rsid="0009fb40"/>
    </style:style>
    <style:style style:name="T2" style:family="text">
      <style:text-properties fo:color="#008080" fo:font-size="22pt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1. Direkte Verbindung zweier Rechner über eine Switch</text:span></text:p>
      <text:p text:style-name="P3">Auf den Rechnern A und B die gewünschten Pfade einstellen (route-Befehl) </text:p>
      <text:p text:style-name="P2"><text:tab/>nicht nötig, da auf MAC-Ebene → ARP-Protokoll</text:p>
      <text:p text:style-name="P2">Auf dem Rechner B netserver starten. </text:p>
      <text:p text:style-name="P2"><text:tab/>netserver</text:p>
      <text:p text:style-name="P2">Auf den Rechner A den Sniffer wireshark starten und capture aktivieren. </text:p>
      <text:p text:style-name="P2">Auf dem Rechner A netperf starten. Mittels Parameter die gewünschte Datenmenge einstellen, z.B. 500.000 Bytes. </text:p>
      <text:p text:style-name="P2"><text:tab/>netperf -H 192.168.18.X -l 10 -- -S 65536</text:p>
      <text:p text:style-name="P2">In wireshark capture stoppen. Die aufgezeichneten Daten abspeichern. </text:p>
      <text:p text:style-name="P2">Daten an TCPAnalyser übertragen und analysieren. Grafik (GIF-Format) kann gespeichert und in das Protokoll übernommen werden. </text:p>
      <text:p text:style-name="P2"/>
      <text:p text:style-name="P2">RTTI:<text:tab/>Ping 192.168.18.X -s {100;1000;10000;100000;1000000;10000000;}</text:p>
      <text:p text:style-name="P2"><text:tab/>Erwartung: RTTI nahezu unabhängig von der Paketgröße<text:tab/></text:p>
      <text:p text:style-name="P2">Max Transferrate:<text:tab/>siehe netperf<text:tab/></text:p>
      <text:p text:style-name="P2"><text:tab/>Erwartung: Transferrate maximal ~min(Netzwerkgeschwindigkeit,Routergeschwindigkeit)</text:p>
      <text:p text:style-name="P2">Aussagen zur Arbeitsweise der Switch: ARP-Request der MAC-Adressen per sniffer aufnehmen?</text:p>
      <text:p text:style-name="P2">TCP-WindowSize<text:tab/>Einfluss: verschiedene WindowSizes ausprobieren {100;10000;1000000}<text:tab/></text:p>
      <text:p text:style-name="P2"><text:tab/>Erwartung: aufgrund kleiner Entfernung kein merkbarer Einfluss<text:tab/></text:p>
      <text:p text:style-name="P2"><text:span text:style-name="T1"><text:tab/>/usr/sbin/tcpdump -i eth1 -s 100 -w 3_2_1_capture.pcap -c 15000 -W 1</text:span></text:p>
      <text:p text:style-name="P2"/>
      <text:p text:style-name="P3"><text:soft-page-break/><text:span text:style-name="T2">2. Verbindung über einen Router</text:span></text:p>
      <text:p text:style-name="P4">Auf den Rechnern A und B die gewünschten Pfade einstellen (route-Befehl) </text:p>
      <text:p text:style-name="P4"><text:tab/>sudo /sbin/route add -net 192.168.17.0/24 gw 192.168.17.2</text:p>
      <text:p text:style-name="P4">Auf dem Rechner B netserver starten. </text:p>
      <text:p text:style-name="P4"><text:tab/>netserver</text:p>
      <text:p text:style-name="P4">Auf den Rechner A den Sniffer wireshark starten und capture aktivieren. </text:p>
      <text:p text:style-name="P4">Auf dem Rechner A netperf starten. Mittels Parameter die gewünschte Datenmenge einstellen, z.B. 500.000 Bytes. </text:p>
      <text:p text:style-name="P4"><text:tab/>netperf -H 192.168.18.15 -l -1000000 -- -S 8192</text:p>
      <text:p text:style-name="P4">In wireshark capture stoppen. Die aufgezeichneten Daten abspeichern. </text:p>
      <text:p text:style-name="P4">Daten an TCPAnalyser übertragen und analysieren. Grafik (GIF-Format) kann gespeichert und in das Protokoll übernommen werden. </text:p>
      <text:p text:style-name="P4"/>
      <text:p text:style-name="P4">RTTI:<text:tab/>Ping 192.168.18.X -s {100;1000;10000;100000;1000000;10000000;} - vergleichen mit Ergebnissen von 1.<text:tab/></text:p>
      <text:p text:style-name="P4"><text:tab/>Erwartung: RTTI etwas abgeschwächt</text:p>
      <text:p text:style-name="P4">Transferrate<text:tab/>siehe netperf – Vergleichen mit Ergebnissen von 1.<text:tab/>Durchsatz = Fenstergröße/RTT</text:p>
      <text:p text:style-name="P4"><text:tab/>Erwartung: Transferrate etwas abgeschwächt, da Routing geschehen muss</text:p>
      <text:p text:style-name="P4">Eigenschaften der Schnittstellen<text:tab/>?</text:p>
      <text:p text:style-name="P4"/>
      <text:p text:style-name="P4"/>
      <text:p text:style-name="P4"/>
      <text:p text:style-name="P4"><text:soft-page-break/><text:span text:style-name="T2">3. WAN-Verbindung</text:span></text:p>
      <text:p text:style-name="P5"/>
      <text:p text:style-name="P4">Auf den Rechnern A und B die gewünschten Pfade einstellen (route-Befehl) <text:tab/></text:p>
      <text:p text:style-name="P4">1.<text:tab/>sudo /sbin/route add -net 192.168.18.0/24 gw 192.168.17.240<text:tab/><text:tab/><text:tab/>A</text:p>
      <text:p text:style-name="P4"><text:tab/>sudo /sbin/route add -net 192.168.17.0/24 gw 192.168.18.240<text:tab/><text:tab/><text:tab/>B</text:p>
      <text:p text:style-name="P4">2.<text:tab/>sudo /sbin/route add -net 192.168.17.0/24 gw 192.168.17.241<text:tab/><text:tab/><text:tab/>A</text:p>
      <text:p text:style-name="P4"><text:tab/>sudo /sbin/route add -net 192.168.18.0/24 gw 192.168.18.241<text:tab/><text:tab/><text:tab/>B</text:p>
      <text:p text:style-name="P4">3.<text:tab/>sudo /sbin/route add -net 192.168.17.0/24 gw 192.168.17.242<text:tab/><text:tab/><text:tab/>A</text:p>
      <text:p text:style-name="P4"><text:tab/>sudo /sbin/route add -net 192.168.18.0/24 gw 192.168.18.242<text:tab/><text:tab/><text:tab/>B</text:p>
      <text:p text:style-name="P4">4.<text:tab/>sudo /sbin/route add -net 192.168.17.0/24 gw 192.168.17.243<text:tab/><text:tab/><text:tab/>A</text:p>
      <text:p text:style-name="P4"><text:tab/>sudo /sbin/route add -net 192.168.18.0/24 gw 192.168.18.243<text:tab/><text:tab/><text:tab/>B</text:p>
      <text:p text:style-name="P4">Auf dem Rechner B netserver starten. </text:p>
      <text:p text:style-name="P4"><text:tab/>netserver</text:p>
      <text:p text:style-name="P4">Auf den Rechner A den Sniffer wireshark starten und capture aktivieren. </text:p>
      <text:p text:style-name="P4">Auf dem Rechner A netperf starten. Mittels Parameter die gewünschte Datenmenge einstellen, z.B. 500.000 Bytes. </text:p>
      <text:p text:style-name="P4"><text:tab/>netperf -H 192.168.18.X -l -1000000 -- -S 8192</text:p>
      <text:p text:style-name="P4">In wireshark capture stoppen. Die aufgezeichneten Daten abspeichern. </text:p>
      <text:p text:style-name="P4">Daten an TCPAnalyser übertragen und analysieren. Grafik (GIF-Format) kann gespeichert und in das Protokoll übernommen werden. </text:p>
      <text:p text:style-name="P4"/>
      <text:p text:style-name="P5">Jeweils für alle WANs:</text:p>
      <text:p text:style-name="P5"><text:soft-page-break/>RTTI:<text:tab/>Ping 192.168.18.X -s {100;1000;10000;100000;1000000;10000000;}</text:p>
      <text:p text:style-name="P4">Länge:<text:tab/>L = RTTI / c</text:p>
      <text:p text:style-name="P4">Transferrate<text:tab/>siehe netperf<text:tab/></text:p>
      <text:p text:style-name="P4">Mindestgröße des TCP-Fensters für vollständige Ausnutzung</text:p>
      <text:p text:style-name="P4">(Kennzeichnen der verschiedenen Phasen der Stauvermeidu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.044cm" fo:margin-right="-0.882cm" fo:text-indent="0cm" style:auto-text-indent="false" style:page-number="auto" text:number-lines="false" text:line-number="0">
        <style:tab-stops>
          <style:tab-stop style:position="8.5cm" style:type="center"/>
          <style:tab-stop style:position="18.918cm" style:type="right"/>
        </style:tab-stops>
      </style:paragraph-properties>
      <style:text-properties style:font-name="Arial" fo:font-size="14pt" officeooo:rsid="001c9a0a" officeooo:paragraph-rsid="0009fb40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794cm" fo:margin-bottom="2cm" fo:margin-left="0.882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49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outing, Performance von Rechnernetzen<text:tab/>Cumhur Güner, Jannik Iacob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22:45:17.289000000</meta:creation-date>
    <dc:date>2014-12-13T23:03:43.681000000</dc:date>
    <meta:editing-duration>PT46S</meta:editing-duration>
    <meta:editing-cycles>1</meta:editing-cycles>
    <meta:document-statistic meta:table-count="0" meta:image-count="0" meta:object-count="0" meta:page-count="4" meta:paragraph-count="57" meta:word-count="456" meta:character-count="3554" meta:non-whitespace-character-count="3095"/>
    <meta:generator>LibreOffice/4.1.1.2$Windows_x86 LibreOffice_project/7e4286b58adc75a14f6d83f53a03b6c11fa2903</meta:generator>
  </office:meta>
</office:document-meta>
</file>